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master-page-name="Standard">
      <style:paragraph-properties style:page-number="auto"/>
    </style:style>
    <style:style style:name="P3" style:family="paragraph" style:parent-style-name="ГОСТ_20_Обычный_20_текст" style:list-style-name="WWNum1"/>
    <style:style style:name="P4" style:family="paragraph" style:parent-style-name="ГОСТ_20_Обычный_20_текст">
      <style:paragraph-properties fo:margin-left="3.762cm" fo:margin-right="0cm" fo:text-indent="0cm" style:auto-text-indent="false"/>
    </style:style>
    <style:style style:name="T1" style:family="text">
      <style:text-properties fo:language="en" fo:country="US"/>
    </style:style>
    <style:style style:name="T2" style:family="text">
      <style:text-properties style:font-name="Calibri" fo:font-size="11pt" style:font-size-asian="11pt" style:font-name-complex="Calibri1" style:font-size-complex="11pt"/>
    </style:style>
    <style:style style:name="T3" style:family="text">
      <style:text-properties style:font-name="Calibri" fo:font-size="11pt" fo:language="en" fo:country="US" style:font-size-asian="11pt" style:font-name-complex="Calibri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Доклад:</text:p>
      <text:p text:style-name="P1"><text:tab/>1) Когда первые современные цифровые компьютеры появились в начале 1940-х годов, наборы исполняемых команд уже были встроены в машину. Специалисты быстро поняли, что этот подход не слишком удобен. Так появилась "архитектура хранимых программ". Таким образом, деление на железо" и "программное обеспечение" началось с абстракции, используемой чтобы решить проблему сложности вычислений.</text:p>
      <text:p text:style-name="P1">Первые <text:s/>языки программирования стали появляться в 1950-х годах, и был еще один важный шаг в абстракции. Основные языки, такие как Фортран, Алгол и Кобол были выпущены в конце 1950-х для решения научных, алгоритмических и бизнес задач. Девид Парнас ввел ключевое понятие модульности <text:s/>скрытия информации в 1972 году чтобы помочь программистам справляться со все более и более сложными программными системами, Системное программное обеспечение для управления аппаратным, названное "операционная система" было представлено компанией <text:span text:style-name="T1">Unix</text:span> <text:s/>в 1969 году. В 1967 году язык Симула ввел понятие объектно-ориентированной парадигмы программирования.</text:p>
      <text:p text:style-name="P1">Эти достижения в области программного обеспечения были встречены большим прорывом компьютерной техники. В середине 1970-х годов был представлен микрокомпьютер, что позволило любителям получить собственный компьютер и писать свои программы для него. Это, в свою очередь привело к появлению персональных и <text:span text:style-name="T1">Microsoft</text:span> <text:span text:style-name="T1">Windows</text:span>. Так же в середине 1980-х появляются такие понятия как жизненный цикл программного обеспечения в качестве некоторого консенсуса для централизованной разработки программного обеспечения. Конец 1970-х начало 1980-х годов ознаменовались появлением нескольких новых симула-подобных объектно-ориентированных языков программирования, в том числе <text:span text:style-name="T1">Smalltalk</text:span>, <text:span text:style-name="T1">Objective</text:span>-<text:span text:style-name="T1">C</text:span> <text:s/>и С++.</text:p>
      <text:p text:style-name="P1">Открытое программное обеспечение, появившееся в начале 1990-х утвердило децентрализованный стиль разработки ПО. Затем мировая паутина и стремительная популяризация интернета в середине 1990-х изменили программную инженерию еще раз. Распределенные системы получили широкое распространение, как способ устройства систем, а так же язык <text:span text:style-name="T1">Java</text:span> с его собственной виртуальной машиной, сделали еще один шаг в абстракции. Сотрудничество программистов позволило появится на свет документу, названному <text:span text:style-name="T1">Agile</text:span> <text:span text:style-name="T1">Manifesto</text:span>, который поддерживал облегчение процессов, что <text:soft-page-break/>способствовало написанию <text:s/>более дешевых и регулярно обновляемых программ.</text:p>
      <text:p text:style-name="P1">В настоящее врем определение программной инженерии все еще обсуждается специалистами. До сих пор идут споры, какой же метод производства программного обеспечения "дешевле, лучше, быстрее". Сокращение затрат было одной из главных задач ИТ-индустрии с 1990 года. Совокупная стоимость владения ПО включает затраты не только на его приобретение или разработку. Это так же расходы на задержки производства, на содержание и ресурсы, необходимые для поддержки инфраструктуры.</text:p>
      <text:p text:style-name="ГОСТ_20_Обычный_20_текст"><text:span text:style-name="T2">2) Современные нефтегазодобывающие предприятия представляют собой сложные комплексы технологических объектов, рассредоточенных на больших площадях, размеры которых достигают десятков и сотен квадратных километров. Технологические объекты (скважины, групповые измерительные установки, сепарационные установки, сборные пункты, установки комплексной подготовки нефти и газа, резервуарные парки) связаны между собой через продуктивный пласт и поток продукции, циркулирующей по технологическим коммуникациям. Добыча нефти и газа производится круглосуточно, в любую погоду, поэтому для нормального функционирования нефтегазодобывающего предприятия необходимо обеспечить надежную работу автоматизированного оборудования, а так же дистанционный контроль за работой технологических объектов и их состоянием</text:span></text:p>
      <text:p text:style-name="ГОСТ_20_Обычный_20_текст"><text:span text:style-name="T2">В современной промышленности с целью автоматизации используются системы управления основанные на различных видах микропроцессоров. Преимуществом данного подхода является простота внесения необходимых изменений, заключающаяся в изменении программного кода обрабатывающей системы без значительных корректировок в аппаратной составляющей. Такой микроконтроллер способен заменить собой несколько десятков аналоговых приборов и регуляторов.</text:span></text:p>
      <text:p text:style-name="ГОСТ_20_Обычный_20_текст"><text:span text:style-name="T2">Для упрощения взаимодействия между множеством разнородных устройств, нередко разных производителей, было разработано несколько протоколов передачи информации. Одним из наиболее распространенных является протокол ModBus. Он предоставляет возможность работы как через сеть (локальную/глобальную) используя подвид ModBusTCP, либо же работу через параллельные порты (RS-485, RS-422, RS-232 (последний используется на некоторых персональных ПК имея название COM-порт). </text:span></text:p>
      <text:p text:style-name="ГОСТ_20_Обычный_20_текст"><text:soft-page-break/><text:span text:style-name="T2">3) Итак наша система состоит из 7 крупных модулей.(тут планируется более подробное описание модулей и оставшихся частей доклада, это чисто как пример для представления о структуре доклада)</text:span></text:p>
      <text:list xml:id="list19954157331" text:style-name="WWNum1">
        <text:list-item>
          <text:p text:style-name="P3"><text:span text:style-name="T3">OPCClient</text:span></text:p>
        </text:list-item>
      </text:list>
      <text:p text:style-name="P4"><text:span text:style-name="T2">Он предназначен для установки поддержания соединения с </text:span><text:span text:style-name="T3">OPC</text:span><text:span text:style-name="T2"> сервером, получение "сырых" данных.</text:span></text:p>
      <text:list xml:id="list1892358620" text:continue-numbering="true" text:style-name="WWNum1">
        <text:list-item>
          <text:p text:style-name="P3"><text:span text:style-name="T2">Считыватель тегов</text:span></text:p>
        </text:list-item>
      </text:list>
      <text:p text:style-name="P4"><text:span text:style-name="T2">Сопоставление идентификатора датчика соответствующему тегу.</text:span></text:p>
      <text:list xml:id="list2130480255" text:continue-numbering="true" text:style-name="WWNum1">
        <text:list-item>
          <text:p text:style-name="P3"><text:span text:style-name="T2">Группировщик</text:span></text:p>
        </text:list-item>
      </text:list>
      <text:p text:style-name="P4"><text:span text:style-name="T2">Он выполняет перевод сигнала устройства в абстракцию</text:span></text:p>
      <text:list xml:id="list1939311824" text:continue-numbering="true" text:style-name="WWNum1">
        <text:list-item>
          <text:p text:style-name="P3"><text:span text:style-name="T3">SCADA </text:span><text:span text:style-name="T2">анализатор</text:span></text:p>
        </text:list-item>
      </text:list>
      <text:p text:style-name="P4"><text:span text:style-name="T2">На основе данных устройств генерирует сообщение.</text:span></text:p>
      <text:list xml:id="list269083580" text:continue-numbering="true" text:style-name="WWNum1">
        <text:list-item>
          <text:p text:style-name="P3"><text:span text:style-name="T2">Модуль БД</text:span></text:p>
        </text:list-item>
      </text:list>
      <text:p text:style-name="P4"><text:span text:style-name="T2">Получает теги, сообщения и записывает их в базу данных</text:span></text:p>
      <text:list xml:id="list2040965888" text:continue-numbering="true" text:style-name="WWNum1">
        <text:list-item>
          <text:p text:style-name="P3"><text:span text:style-name="T3">Database driver</text:span></text:p>
        </text:list-item>
      </text:list>
      <text:p text:style-name="P4"><text:span text:style-name="T2">Нужен для взаимодействия конкретной системой СУБД.</text:span></text:p>
      <text:list xml:id="list1085998643" text:continue-numbering="true" text:style-name="WWNum1">
        <text:list-item>
          <text:p text:style-name="P3"><text:span text:style-name="T2">БД</text:span></text:p>
        </text:list-item>
      </text:list>
      <text:p text:style-name="P4"><text:span text:style-name="T2">Хранит параметры тегов и ведет журнал </text:span><text:span text:style-name="T3">SCADA</text:span><text:span text:style-name="T2"> сообщений.</text:span></text:p>
      <text:p text:style-name="Standard"><text:tab/>4) Для разработки системы был применен инжерный подход. Его суть заключается в выделении <text:s/>классов анализов из модулей системы. Это дало такие преимущества как, распараллеливание отдельных частей между несколькими программистами, снижении связанности элементов системы, а так же сопровождение и модификация проекта обеспечивается меньшими затратами. </text:p>
      <text:p text:style-name="Standard"><text:tab/>5) Слабая связанность блоков системы позволяет изменять отдельный блок не затрагивая связанные с ним бло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ГОСТ_20_Обычный_20_текст" style:display-name="ГОСТ Обычный текст" style:family="paragraph" style:default-outline-level="">
      <style:paragraph-properties fo:margin="100%" fo:margin-left="0cm" fo:margin-right="0cm" fo:margin-top="0cm" fo:margin-bottom="0cm" fo:line-height="150%" fo:text-align="justify" style:justify-single-word="false" fo:orphans="2" fo:widows="2" fo:text-indent="1.251cm" style:auto-text-indent="false" style:writing-mode="lr-tb"/>
      <style:text-properties fo:color="#000000" style:font-name="Times New Roman" fo:font-size="14pt" style:letter-kerning="true" style:font-name-asian="WenQuanYi Zen Hei" style:font-size-asian="14pt" style:language-asian="zh" style:country-asian="CN" style:font-name-complex="Lohit Hindi" style:font-size-complex="12pt" style:language-complex="hi" style:country-complex="IN"/>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76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3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0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7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4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1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82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65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2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Вилсер</meta:initial-creator>
    <dc:creator>timon </dc:creator>
    <meta:editing-cycles>5</meta:editing-cycles>
    <meta:creation-date>2014-04-13T10:07:00</meta:creation-date>
    <dc:date>2014-04-13T16:46:37</dc:date>
    <meta:editing-duration>PT2M32S</meta:editing-duration>
    <meta:generator>LibreOffice/3.5$Linux_x86 LibreOffice_project/350m1$Build-2</meta:generator>
    <meta:document-statistic meta:table-count="0" meta:image-count="0" meta:object-count="0" meta:page-count="3" meta:paragraph-count="26" meta:word-count="698" meta:character-count="5663" meta:non-whitespace-character-count="4987"/>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